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401cm" fo:margin-left="0cm" table:align="left"/>
    </style:style>
    <style:style style:name="Table1.A" style:family="table-column">
      <style:table-column-properties style:column-width="8.701cm"/>
    </style:style>
    <style:style style:name="Table1.B" style:family="table-column">
      <style:table-column-properties style:column-width="8.7cm"/>
    </style:style>
    <style:style style:name="Table1.1" style:family="table-row">
      <style:table-row-properties style:row-height="2cm"/>
    </style:style>
    <style:style style:name="Table1.A1" style:family="table-cell">
      <style:table-cell-properties style:vertical-align="middle" fo:background-color="transparent" fo:padding="0cm" fo:border-left="0.05pt dotted #000000" fo:border-right="none" fo:border-top="0.05pt dotted #000000" fo:border-bottom="0.05pt dotted #000000">
        <style:background-image/>
      </style:table-cell-properties>
    </style:style>
    <style:style style:name="Table1.B1" style:family="table-cell">
      <style:table-cell-properties style:vertical-align="middle" fo:background-color="transparent" fo:padding="0cm" fo:border="0.05pt dotte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cm" fo:border-left="0.05pt dotted #000000" fo:border-right="none" fo:border-top="none" fo:border-bottom="0.05pt dotted #000000">
        <style:background-image/>
      </style:table-cell-properties>
    </style:style>
    <style:style style:name="Table1.B2" style:family="table-cell">
      <style:table-cell-properties style:vertical-align="middle" fo:background-color="transparent" fo:padding="0cm" fo:border-left="0.05pt dotted #000000" fo:border-right="0.05pt dotted #000000" fo:border-top="none" fo:border-bottom="0.05pt dotted #000000">
        <style:background-image/>
      </style:table-cell-properties>
    </style:style>
    <style:style style:name="Table1.A3" style:family="table-cell">
      <style:table-cell-properties style:vertical-align="middle" fo:background-color="transparent" fo:padding="0.097cm" fo:border-left="0.05pt dotted #000000" fo:border-right="none" fo:border-top="none" fo:border-bottom="0.05pt dotted #000000">
        <style:background-image/>
      </style:table-cell-properties>
    </style:style>
    <style:style style:name="Table1.B3" style:family="table-cell">
      <style:table-cell-properties style:vertical-align="middle" fo:background-color="transparent" fo:padding="0.097cm" fo:border-left="0.05pt dotted #000000" fo:border-right="0.05pt dotted #000000" fo:border-top="none" fo:border-bottom="0.05pt dotte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Roboto" fo:font-size="26pt" officeooo:rsid="0018596a" officeooo:paragraph-rsid="0018596a" style:font-size-asian="26pt" style:font-size-complex="26pt"/>
    </style:style>
    <style:style style:name="P2" style:family="paragraph" style:parent-style-name="Table_20_Contents">
      <style:paragraph-properties fo:text-align="center" style:justify-single-word="false"/>
      <style:text-properties style:font-name="Roboto" fo:font-size="26pt" officeooo:rsid="0019fe7f" officeooo:paragraph-rsid="0019fe7f" style:font-size-asian="26pt" style:font-size-complex="26pt"/>
    </style:style>
    <style:style style:name="P3" style:family="paragraph" style:parent-style-name="Table_20_Contents">
      <style:paragraph-properties fo:text-align="center" style:justify-single-word="false"/>
      <style:text-properties style:font-name="Roboto" fo:font-size="28pt" officeooo:rsid="0018596a" officeooo:paragraph-rsid="0018596a" style:font-size-asian="28pt" style:font-size-complex="28pt"/>
    </style:style>
    <style:style style:name="P4" style:family="paragraph" style:parent-style-name="Table_20_Contents">
      <style:paragraph-properties fo:text-align="center" style:justify-single-word="false"/>
      <style:text-properties style:font-name="Roboto" fo:font-size="28pt" officeooo:rsid="0018596a" officeooo:paragraph-rsid="001b8e36" style:font-size-asian="28pt" style:font-size-complex="28pt"/>
    </style:style>
    <style:style style:name="P5" style:family="paragraph" style:parent-style-name="Table_20_Contents">
      <style:paragraph-properties fo:text-align="center" style:justify-single-word="false"/>
      <style:text-properties style:font-name="Roboto" fo:font-size="28pt" officeooo:rsid="0019fe7f" officeooo:paragraph-rsid="0019fe7f" style:font-size-asian="28pt" style:font-size-complex="28pt"/>
    </style:style>
    <style:style style:name="P6" style:family="paragraph" style:parent-style-name="Table_20_Contents">
      <style:paragraph-properties fo:text-align="center" style:justify-single-word="false"/>
      <style:text-properties style:font-name="Roboto" fo:font-size="28pt" officeooo:rsid="001b8e36" officeooo:paragraph-rsid="001b8e36" style:font-size-asian="28pt" style:font-size-complex="28pt"/>
    </style:style>
    <style:style style:name="P7" style:family="paragraph" style:parent-style-name="Table_20_Contents">
      <style:paragraph-properties fo:text-align="center" style:justify-single-word="false"/>
      <style:text-properties style:font-name="Roboto" fo:font-size="10pt" officeooo:rsid="001771ae" officeooo:paragraph-rsid="0018596a" style:font-size-asian="8.75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Roboto" fo:font-size="11pt" officeooo:rsid="0014a67e" officeooo:paragraph-rsid="0018596a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Roboto" fo:font-size="24pt" officeooo:rsid="0019fe7f" officeooo:paragraph-rsid="0019fe7f" style:font-size-asian="24pt" style:font-size-complex="24pt"/>
    </style:style>
    <style:style style:name="P10" style:family="paragraph" style:parent-style-name="Table_20_Contents">
      <style:paragraph-properties fo:text-align="center" style:justify-single-word="false"/>
      <style:text-properties style:font-name="Roboto" fo:font-size="22pt" officeooo:rsid="001b8e36" officeooo:paragraph-rsid="001b8e36" style:font-size-asian="22pt" style:font-size-complex="22pt"/>
    </style:style>
    <style:style style:name="P11" style:family="paragraph" style:parent-style-name="Table_20_Contents">
      <style:paragraph-properties fo:text-align="center" style:justify-single-word="false"/>
      <style:text-properties style:font-name="Roboto" fo:font-size="11pt" officeooo:rsid="0019fe7f" officeooo:paragraph-rsid="0018596a" style:font-size-asian="9.60000038146973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Roboto" fo:font-size="11pt" officeooo:rsid="0019fe7f" officeooo:paragraph-rsid="0019fe7f" style:font-size-asian="9.60000038146973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Roboto" fo:font-size="11pt" officeooo:rsid="0014a67e" officeooo:paragraph-rsid="0018596a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Roboto" fo:font-size="26pt" officeooo:rsid="0014a67e" officeooo:paragraph-rsid="0018596a" style:font-size-asian="26pt" style:font-size-complex="26pt"/>
    </style:style>
    <style:style style:name="P15" style:family="paragraph" style:parent-style-name="Table_20_Contents">
      <style:paragraph-properties fo:text-align="center" style:justify-single-word="false"/>
      <style:text-properties style:font-name="Roboto" fo:font-size="22pt" officeooo:rsid="001b8e36" officeooo:paragraph-rsid="001b8e36" style:font-size-asian="22pt" style:font-size-complex="22pt"/>
    </style:style>
    <style:style style:name="T1" style:family="text">
      <style:text-properties officeooo:rsid="0018596a"/>
    </style:style>
    <style:style style:name="T2" style:family="text">
      <style:text-properties officeooo:rsid="001b8e3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Spulen</text:p>
          </table:table-cell>
          <table:table-cell table:style-name="Table1.B1" office:value-type="string">
            <text:p text:style-name="P8">Elko</text:p>
            <text:p text:style-name="P14"><text:span text:style-name="T2">2.200</text:span> µF</text:p>
            <text:p text:style-name="P7"><text:span text:style-name="T1">40</text:span> V</text:p>
          </table:table-cell>
        </table:table-row>
        <table:table-row table:style-name="Table1.1">
          <table:table-cell table:style-name="Table1.A2" office:value-type="string">
            <text:p text:style-name="P8">Elko</text:p>
            <text:p text:style-name="P14"><text:span text:style-name="T1">10.000</text:span> µF</text:p>
            <text:p text:style-name="P7"><text:span text:style-name="T1">10</text:span> V / <text:span text:style-name="T1">16 V / 40 V</text:span></text:p>
          </table:table-cell>
          <table:table-cell table:style-name="Table1.B2" office:value-type="string">
            <text:p text:style-name="P1"/>
          </table:table-cell>
        </table:table-row>
        <table:table-row table:style-name="Table1.1">
          <table:table-cell table:style-name="Table1.A3" office:value-type="string">
            <text:p text:style-name="P4">Tüten</text:p>
          </table:table-cell>
          <table:table-cell table:style-name="Table1.B3" office:value-type="string">
            <text:p text:style-name="P4">Tüten</text:p>
          </table:table-cell>
        </table:table-row>
        <table:table-row table:style-name="Table1.1">
          <table:table-cell table:style-name="Table1.A3" office:value-type="string">
            <text:p text:style-name="P6">Kühlkörper</text:p>
          </table:table-cell>
          <table:table-cell table:style-name="Table1.B3" office:value-type="string">
            <text:p text:style-name="P10">Schraubklemmen</text:p>
          </table:table-cell>
        </table:table-row>
        <table:table-row table:style-name="Table1.1">
          <table:table-cell table:style-name="Table1.A3" office:value-type="string">
            <text:p text:style-name="P10">Stiftleisten<text:line-break/>2-Reihig</text:p>
          </table:table-cell>
          <table:table-cell table:style-name="Table1.B3" office:value-type="string">
            <text:p text:style-name="P10">Buchsenleisten<text:line-break/>1-Reihig</text:p>
          </table:table-cell>
        </table:table-row>
        <table:table-row table:style-name="Table1.1">
          <table:table-cell table:style-name="Table1.A3" office:value-type="string">
            <text:p text:style-name="P10">Stiftleisten<text:line-break/>1-Reihig</text:p>
          </table:table-cell>
          <table:table-cell table:style-name="Table1.B3" office:value-type="string">
            <text:p text:style-name="P10">Sicherungshalter</text:p>
          </table:table-cell>
        </table:table-row>
        <table:table-row table:style-name="Table1.1">
          <table:table-cell table:style-name="Table1.A3" office:value-type="string">
            <text:p text:style-name="P1"/>
          </table:table-cell>
          <table:table-cell table:style-name="Table1.B3" office:value-type="string">
            <text:p text:style-name="P1"/>
          </table:table-cell>
        </table:table-row>
        <table:table-row table:style-name="Table1.1">
          <table:table-cell table:style-name="Table1.A3" office:value-type="string">
            <text:p text:style-name="P11"/>
          </table:table-cell>
          <table:table-cell table:style-name="Table1.B3" office:value-type="string">
            <text:p text:style-name="P12"/>
          </table:table-cell>
        </table:table-row>
        <table:table-row table:style-name="Table1.1">
          <table:table-cell table:style-name="Table1.A3" office:value-type="string">
            <text:p text:style-name="P12"/>
          </table:table-cell>
          <table:table-cell table:style-name="Table1.B3" office:value-type="string">
            <text:p text:style-name="P12"/>
          </table:table-cell>
        </table:table-row>
        <table:table-row table:style-name="Table1.1">
          <table:table-cell table:style-name="Table1.A3" office:value-type="string">
            <text:p text:style-name="P12"/>
          </table:table-cell>
          <table:table-cell table:style-name="Table1.B3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p text:style-name="P5"/>
          </table:table-cell>
          <table:table-cell table:style-name="Table1.B3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3T11:13:28.878374403</meta:creation-date>
    <meta:print-date>2021-04-29T16:18:27.153934611</meta:print-date>
    <dc:date>2021-04-29T16:26:30.297199737</dc:date>
    <meta:editing-duration>PT3H2M55S</meta:editing-duration>
    <meta:editing-cycles>12</meta:editing-cycles>
    <meta:generator>LibreOffice/6.1.5.2$Linux_X86_64 LibreOffice_project/10$Build-2</meta:generator>
    <meta:document-statistic meta:table-count="1" meta:image-count="0" meta:object-count="0" meta:page-count="1" meta:paragraph-count="15" meta:word-count="28" meta:character-count="168" meta:non-whitespace-character-count="155"/>
  </office:meta>
</office:document-meta>
</file>